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correctly understand who Jesus is (i.e., his identity)? What does the story of Jesus starting his ministry teach us about his identity?</text:p>
        </text:list-item>
        <text:list-item>
          <text:p text:style-name="P1">How did Jesus fulfill God’s promise to send the Messiah? How does this story confirm that Jesus is God’s promised Messiah?</text:p>
        </text:list-item>
        <text:list-item>
          <text:p text:style-name="P1">What does it mean to be a follower of Jesus? How can Jesus’ ministry serve as an example for how we can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convictions have you developed about who Jesus is?</text:p>
        </text:list-item>
        <text:list-item>
          <text:p text:style-name="P2">How has Jesus’ ministry of teaching, preaching, and healing been evident in your own life?</text:p>
        </text:list-item>
        <text:list-item>
          <text:p text:style-name="P2">How can you relate to the different responses to Jesus that occur in this story?</text:p>
        </text:list-item>
        <text:list-item>
          <text:p text:style-name="P2">What next steps is Jesus calling you to in order to follow and serve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1:31Z</meta:creation-date>
    <dc:date>2023-05-24T18:21:31Z</dc:date>
    <meta:user-defined meta:name="subtitle" meta:value-type="string">Jesus Starts His Ministry</meta:user-defined>
  </office:meta>
</office:document-meta>
</file>